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6pt" fo:font-weight="bold" officeooo:rsid="000b27cc" officeooo:paragraph-rsid="000b27cc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fo:font-size="12pt" fo:font-weight="bold" officeooo:rsid="000b27cc" officeooo:paragraph-rsid="000b27cc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Liberation Sans" fo:font-size="12pt" fo:font-weight="normal" officeooo:rsid="000b27cc" officeooo:paragraph-rsid="000b27cc" style:font-size-asian="10.5pt" style:font-weight-asian="normal" style:font-size-complex="12pt" style:font-weight-complex="normal"/>
    </style:style>
    <style:style style:name="P4" style:family="paragraph" style:parent-style-name="Standard">
      <style:text-properties officeooo:paragraph-rsid="000b5f25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2pt" fo:font-weight="normal" officeooo:rsid="000b5f25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erystwyth Bridge Congress 2014</text:p>
      <text:p text:style-name="P2"/>
      <text:p text:style-name="P4"><text:span text:style-name="T2">Lang team: 4@full fee, and 4 lunches: £200</text:span></text:p>
      <text:p text:style-name="P3"/>
      <text:p text:style-name="P3"/>
      <text:p text:style-name="P3"/>
      <text:p text:style-name="P3"/>
      <text:p text:style-name="P3">Roger Boy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8T10:10:03.443013932</meta:creation-date>
    <dc:date>2014-03-14T18:12:40.468037847</dc:date>
    <meta:editing-duration>P0D</meta:editing-duration>
    <meta:editing-cycles>2</meta:editing-cycles>
    <meta:generator>LibreOffice/4.1.3.2$Linux_X86_64 LibreOffice_project/410m0$Build-2</meta:generator>
    <meta:print-date>2014-03-14T18:08:34.895177124</meta:print-date>
    <meta:document-statistic meta:table-count="0" meta:image-count="0" meta:object-count="0" meta:page-count="1" meta:paragraph-count="3" meta:word-count="14" meta:character-count="85" meta:non-whitespace-character-count="74"/>
  </office:meta>
</office:document-meta>
</file>